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>
      <style:paragraph-properties fo:margin-left="1in" fo:margin-right="0in" fo:text-indent="-0.25in" style:auto-text-indent="false"/>
    </style:style>
    <style:style style:name="P3" style:family="paragraph" style:parent-style-name="Heading_20_1" style:master-page-name="Standard">
      <style:paragraph-properties fo:margin-top="0.139in" fo:margin-bottom="0.139in" loext:contextual-spacing="false" fo:line-height="115%" style:page-number="1" fo:break-before="auto" fo:break-after="auto" fo:padding="0in" fo:border="none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d2l8659iyi8y"/>Actividad 4.1: Preparación del cliente Ubuntu Desktop.</text:p>
      <text:list xml:id="list3826799768" text:style-name="WWNum1">
        <text:list-item>
          <text:p text:style-name="P1">Captura el diagrama de red actualizado de la siguiente forma:</text:p>
          <text:list>
            <text:list-item>
              <text:p text:style-name="P2">Se usará como servidor DNS el mismo que utiliza la intranet del instituto.</text:p>
            </text:list-item>
            <text:list-item>
              <text:p text:style-name="P2">Añade al diagrama de red las dos máquinas Cliente01 y Servidor01, adaptando la IP a la subred intnet1.</text:p>
            </text:list-item>
            <text:list-item>
              <text:p text:style-name="P2">Añade la subred internet3.</text:p>
            </text:list-item>
            <text:list-item>
              <text:p text:style-name="P2">Añade a Rúter la IP3 en la intnet3.</text:p>
            </text:list-item>
            <text:list-item>
              <text:p text:style-name="P2">Añade la máquina Cliente03 adaptando la IP a la subred intnet3.</text:p>
            </text:list-item>
          </text:list>
        </text:list-item>
        <text:list-item>
          <text:p text:style-name="P1">En Virtualbox captura:</text:p>
          <text:list>
            <text:list-item>
              <text:p text:style-name="P2">Propiedades del nuevo adaptador de red añadido a Rúter.</text:p>
            </text:list-item>
            <text:list-item>
              <text:p text:style-name="P2">Propiedades del adaptador de red de Cliente03.</text:p>
            </text:list-item>
            <text:list-item>
              <text:p text:style-name="P2">Para Cliente03, ventana en la que se indica que VT-x está habilitado.</text:p>
            </text:list-item>
          </text:list>
        </text:list-item>
        <text:list-item>
          <text:p text:style-name="P1">Captura el resultado de iniciar sesión en Cliente03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2" meta:word-count="121" meta:character-count="681" meta:non-whitespace-character-count="583"/>
    <meta:generator>LibreOfficeDev/6.0.5.2$Linux_X86_64 LibreOffice_project/</meta:generator>
  </office:meta>
</office:document-meta>
</file>